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0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8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Seat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5" office:value-type="string" calcext:value-type="string">
            <text:p>Discount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Objective:</text:p>
          </table:table-cell>
          <table:table-cell table:style-name="ce6" table:formula="of:=SUMPRODUCT([.C5:.C6];[.E5:.E6])" office:value-type="float" office:value="116350" calcext:value-type="float">
            <text:p>1163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:</text:p>
          </table:table-cell>
          <table:table-cell table:style-name="ce7" table:formula="of:=[.E5]+[.E6]" office:value-type="float" office:value="250" calcext:value-type="float">
            <text:p>250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250" calcext:value-type="float">
            <text:p>2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ular Demand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5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Demand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6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Non-negative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Non-negative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 style:data-style-name="N2" text:time-value="17:45:14.0497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8-07T20:38:59.342211000</dc:date>
    <meta:editing-duration>P1DT14H58M43S</meta:editing-duration>
    <meta:editing-cycles>17</meta:editing-cycles>
    <meta:generator>LibreOffice/4.3.7.2$MacOSX_X86_64 LibreOffice_project/8a35821d8636a03b8bf4e15b48f59794652c68ba</meta:generator>
    <meta:document-statistic meta:table-count="3" meta:cell-count="41" meta:object-count="0"/>
  </office:meta>
</office:document-meta>
</file>